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10pt" style:font-size-asian="10pt" style:font-size-complex="10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text-properties fo:color="#000000" style:font-name="Georgia" fo:font-size="10.5pt" fo:font-weight="normal" style:font-size-asian="10.5pt" style:font-weight-asian="normal" style:font-size-complex="10.5pt" style:font-weight-complex="normal"/>
    </style:style>
    <style:style style:name="P4"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font-name="Georgia" fo:font-size="10.5pt" fo:font-weight="bold" style:font-size-asian="10.5pt" style:font-weight-asian="bold" style:font-size-complex="10.5pt" style:font-weight-complex="bold"/>
    </style:style>
    <style:style style:name="T4"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urrendering in Prayer!</text:p>
      <text:p text:style-name="P1"/>
      <text:p text:style-name="P2"><text:span text:style-name="T1">Read: </text:span>Joshua 5:13-15</text:p>
      <text:p text:style-name="P2"/>
      <text:p text:style-name="Standard"><text:span text:style-name="T3">Text: </text:span><text:span text:style-name="T4">Daniel 9:3 “And I set my face unto the Lord God, to seek by prayer and supplications, with fasting, and sackcloth, and ashes:”</text:span></text:p>
      <text:p text:style-name="P3"/>
      <text:p text:style-name="P2"><text:span text:style-name="T1">Introduction:</text:span> We’ve talked about Abraham being God’s friend. <text:s/>We’ve talked about Moses being bold in prayer. <text:s/>Today I want to talk about Joshua and a significant meeting with a significant person. <text:s/>It is not every day nor every leader; even every Godly leader who can say that they met God face to face. <text:s/>In the scripture that we read we find Joshua in an unlikely place meeting an unlikely ally.</text:p>
      <text:p text:style-name="P2"><text:s text:c="2"/>You could say that it is Joshua’s first recorded prayer. <text:s/>It is my belief that Joshua already had a battle plan ready for Jericho. <text:s/>He had sent in his spies and they had come back and told him of the possible weaknesses in the city’s structure and politics. <text:s/>They told him that everybody was fearful of them. He was ready (or so he thought) until this meeting.</text:p>
      <text:p text:style-name="P2"/>
      <text:p text:style-name="P2"><text:span text:style-name="T1">I. He met Him on his way: </text:span>Joshua met this man as he was on his way to get a look at Jericho. <text:s/>Perhaps it was to confirm that the plan was good. As he happened to be near Jericho, the scripture says: “he lifted up his eyes and looked, and, behold, there stood a man over against him with his sword drawn in his hand.” <text:s/>This startled Joshua. Here was a man with a drawn sword and no indication if He was friend or foe. <text:s/>Since he was near Jericho it was more likely that he was an enemy. <text:s/>Joshua did the only thing that he could; he asked him: “Art thou for us, or for our advers-aries?” His answer provoked an immediate response. <text:s/>He said: “I’m nei-ther. <text:s/>I am not against you; I am not on your side; I am your commander.” <text:s/>Many theologians believe that this was an appearance of Christ in the Old Testament. See Joshua’s response:</text:p>
      <text:p text:style-name="P2"/>
      <text:p text:style-name="P2"><text:span text:style-name="T1">II. He met Him on his knees:</text:span> The scripture says that he fell on his face and did worship. <text:s/>He immediately recognized that he was no longer in charge. <text:s/>He had received a field demotion and was happy with it. </text:p>
      <text:p text:style-name="P2"><text:s text:c="2"/>There is a story about a college football game between Alabama and Georgia back in the days of leather helmets and very few rules that protected the players. <text:s/>Alabama had a wide receiver who was the pride of the school. <text:s/>His name was Calhoun. <text:s/>The game was brutal and Alabama was getting, pretty soundly beaten, by the underdog team from Georgia. It was half-time, It was rainy, the field was muddy, and the players were bloody. <text:s/>The fans from Alabama were pretty frustrated and began to chant for Calhoun. <text:s/>The team was running and not passing. <text:s/>The stands began to rock with: “Calhoun, Calhoun, give Calhoun the ball!” <text:s/>After twenty minutes of this Calhoun stood in the middle of the field with his hands raised for the crowd to quiet down. <text:s/>When it got quiet Calhoun called out: “Calhoun don’t want the ball!”</text:p>
      <text:p text:style-name="P2"><text:s text:c="2"/>I believe that, in his moment of demotion, Joshua was glad that some-one else was in charge. <text:s/>There were six hundred thousand soldiers as well as women and children under his care. <text:s/>They considered him their com-mander and he could not resign on the eve of battle. <text:s/>The battle plan has changed and the battle plan no longer is based on Joshua's intelligence gathering but is based on God’s unfailing knowledge. <text:s/></text:p>
      <text:p text:style-name="P2"/>
      <text:p text:style-name="P2"><text:span text:style-name="T1">III. He met Him with an open heart:</text:span> In an instant Joshua submits to his commander. <text:s/>He does not question his demotion. <text:s/>He has only one question: “What saith my lord unto his servant?” <text:s/>If this question sounds familiar it is because it is almost exactly how Saul responded to Jesus on the Road to Damascus (Acts 22:10) “What shall I do, Lord?”</text:p>
      <text:p text:style-name="P2"><text:s text:c="2"/>Often we are telling God what we want Him to do, for us, but have you ever asked Him what He wanted of you? <text:s/>We are eager to tell God of our plans and ask for His blessing but have we ever sat down and asked Him what His plans are for us?</text:p>
      <text:p text:style-name="P2"><text:s text:c="2"/>I’m not sure what Joshua intended as battle plans but you can safely bet that they were not to march without weapons around the city for seven days and have the walls magically fall down. <text:s/>God is in charge and He has plans that cannot fail. <text:s/>They may make no sense to you and I but they cannot fail to accomplish what God wants to do.</text:p>
      <text:p text:style-name="P2"><text:s text:c="2"/>(Charles Hathcock agreeing to a mission before he was allowed to know the details).</text:p>
      <text:p text:style-name="P2"/>
      <text:p text:style-name="P2"><text:span text:style-name="T1">Conclude:</text:span> God has a specific plan for you. It may not be what you envision at all but they are absolutely the best outcome that anyone could ever hope for. <text:s/>The 1st question is: “how can you find out what they are?” <text:s/>The 2<text:span text:style-name="T2">nd</text:span> <text:s/>question is: “will you bow to His authority when He begins to reveal it or will you try to ease back in to whatever you had planned?”</text:p>
      <text:p text:style-name="P2"><text:s text:c="2"/>Joshua did not find Gods plan as he lay in his tent. <text:s/>He found it as he pursued a battle that he knew must be fought. <text:s/>He learned of God’s plan as he submitted to God’s voice. <text:s/>You say: “Pastor, if God told me to do something; I would. <text:s/>Would you? <text:s/>Are you doing what His Word says; right now? <text:s/>As we begin doing what we know that God wants us to do then He will provide further direction. Let’s p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urrendering in Prayer</dc:title>
    <meta:initial-creator>Joel Tice</meta:initial-creator>
    <meta:creation-date>2006-09-23T22:31:00</meta:creation-date>
    <dc:creator>j </dc:creator>
    <dc:date>2021-11-20T17:07:09.36</dc:date>
    <meta:editing-cycles>9</meta:editing-cycles>
    <meta:editing-duration>P4DT3H42M5S</meta:editing-duration>
    <meta:generator>OpenOffice/4.1.3$Win32 OpenOffice.org_project/413m1$Build-9783</meta:generator>
    <meta:document-statistic meta:table-count="0" meta:image-count="0" meta:object-count="0" meta:page-count="1" meta:paragraph-count="15" meta:word-count="930" meta:character-count="4963"/>
  </office:meta>
</office:document-meta>
</file>